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  <style:text-properties fo:color="#cc00cc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cc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7826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ff99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color="#cc0000"/>
    </style:style>
    <style:style style:name="ce10" style:family="table-cell" style:parent-style-name="Default">
      <style:text-properties fo:color="#cc00cc"/>
    </style:style>
    <style:style style:name="ce11" style:family="table-cell" style:parent-style-name="Default">
      <style:text-properties fo:color="#0000cc"/>
    </style:style>
    <style:style style:name="ce12" style:family="table-cell" style:parent-style-name="Default">
      <style:text-properties fo:color="#996600"/>
    </style:style>
    <style:style style:name="ce13" style:family="table-cell" style:parent-style-name="Default">
      <style:text-properties fo:color="#007826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ff99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fo:color="#ff99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1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37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8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1" style:family="table-cell" style:parent-style-name="Default">
      <style:text-properties fo:color="#ff9900"/>
    </style:style>
    <style:style style:name="ce42" style:family="table-cell" style:parent-style-name="Default">
      <style:table-cell-properties fo:background-color="#ffff66"/>
      <style:text-properties fo:font-weight="bold" style:font-weight-asian="bold" style:font-weight-complex="bold"/>
      <style:map style:condition="cell-content()&gt;[$PinCellsM_2.$O$1]" style:apply-style-name="Default" style:base-cell-address="PinCellsM_2.O1"/>
      <style:map style:condition="cell-content()&lt;0" style:apply-style-name="Default" style:base-cell-address="PinCellsM_2.O1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  <style:map style:condition="cell-content()&gt;[$PinCellsM.$O$1]" style:apply-style-name="Default" style:base-cell-address="PinCellsM_2.O1"/>
      <style:map style:condition="cell-content()&lt;0" style:apply-style-name="Default" style:base-cell-address="PinCellsM_2.O1"/>
    </style:style>
    <style:style style:name="ce45" style:family="table-cell" style:parent-style-name="Default">
      <style:table-cell-properties fo:background-color="#99ff99"/>
      <style:text-properties fo:font-weight="bold" style:font-weight-asian="bold" style:font-weight-complex="bold"/>
      <style:map style:condition="cell-content()&gt;[$PinCellsM.$O$1]" style:apply-style-name="Default" style:base-cell-address="PinCellsM.O1"/>
      <style:map style:condition="cell-content()&lt;0" style:apply-style-name="Default" style:base-cell-address="PinCellsM.O1"/>
    </style:style>
    <style:style style:name="ce46" style:family="table-cell" style:parent-style-name="Default">
      <style:text-properties fo:color="#009933"/>
    </style:style>
    <style:style style:name="ce47" style:family="table-cell" style:parent-style-name="Default">
      <style:text-properties fo:color="#cc9900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inCellsM_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5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.B2]-[.H6])" office:value-type="float" office:value="1.187038" calcext:value-type="float">
            <text:p>1.187038</text:p>
          </table:table-cell>
          <table:table-cell table:style-name="ce31" table:formula="of:=[.C2]+[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7" office:value-type="string" calcext:value-type="string">
            <text:p>Δkeff=</text:p>
          </table:table-cell>
          <table:table-cell table:style-name="ce39" table:formula="of:=ABS([.B5]-[.N6])" office:value-type="float" office:value="1.171722" calcext:value-type="float">
            <text:p>1.171722</text:p>
          </table:table-cell>
          <table:table-cell table:style-name="ce42" table:formula="of:=[.C5]+[.O6]" office:value-type="float" office:value="0.000072" calcext:value-type="float">
            <text:p>0.00007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.B3]-[.H14])" office:value-type="float" office:value="1.185516" calcext:value-type="float">
            <text:p>1.185516</text:p>
          </table:table-cell>
          <table:table-cell table:style-name="ce31" table:formula="of:=[.C3]+[.I14]" office:value-type="float" office:value="0.000067" calcext:value-type="float">
            <text:p>0.00006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8" office:value-type="string" calcext:value-type="string">
            <text:p>Δkeff=</text:p>
          </table:table-cell>
          <table:table-cell table:style-name="ce40" table:formula="of:=ABS([.B6]-[.N14])" office:value-type="float" office:value="1.162603" calcext:value-type="float">
            <text:p>1.162603</text:p>
          </table:table-cell>
          <table:table-cell table:style-name="ce40" table:formula="of:=[.C6]+[.O14]" office:value-type="float" office:value="0.000071" calcext:value-type="float">
            <text:p>0.00007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(a,b) = c_O_in_UO2</text:p>
          </table:table-cell>
          <table:table-cell table:number-columns-repeated="3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.B4]-[.H22])" office:value-type="float" office:value="1.182149" calcext:value-type="float">
            <text:p>1.182149</text:p>
          </table:table-cell>
          <table:table-cell table:style-name="ce31" table:formula="of:=[.C4]+[.I22]" office:value-type="float" office:value="0.000068" calcext:value-type="float">
            <text:p>0.00006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7" office:value-type="string" calcext:value-type="string">
            <text:p>Δkeff=</text:p>
          </table:table-cell>
          <table:table-cell table:style-name="ce39" table:formula="of:=ABS([.B7]-[.N22])" office:value-type="float" office:value="0.771691" calcext:value-type="float">
            <text:p>0.771691</text:p>
          </table:table-cell>
          <table:table-cell table:style-name="ce39" table:formula="of:=[.C7]+[.O22]" office:value-type="float" office:value="0.000076" calcext:value-type="float">
            <text:p>0.00007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/>
          <table:table-cell table:style-name="ce43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_2.O1:PinCellsM_2.O1">
            <calcext:condition calcext:apply-style-name="Default" calcext:value="&gt;[$PinCellsM_2.$O$1]" calcext:base-cell-address="PinCellsM_2.O1"/>
            <calcext:condition calcext:apply-style-name="Default" calcext:value="&lt;0" calcext:base-cell-address="PinCellsM_2.O1"/>
          </calcext:conditional-format>
        </calcext:conditional-formats>
      </table:table>
      <table:table table:name="PinCellsM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5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 table:number-columns-repeated="3"/>
          <table:table-cell table:style-name="ce30" office:value-type="string" calcext:value-type="string">
            <text:p>Δkeff=</text:p>
          </table:table-cell>
          <table:table-cell table:style-name="ce31" table:formula="of:=ABS([.B2]-[.H6])" office:value-type="float" office:value="0.00208800000000009" calcext:value-type="float">
            <text:p>0.002088</text:p>
          </table:table-cell>
          <table:table-cell table:style-name="ce31" table:formula="of:=[.C2]+[.I3]" office:value-type="float" office:value="0.000354" calcext:value-type="float">
            <text:p>0.000354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7" office:value-type="string" calcext:value-type="string">
            <text:p>Δkeff=</text:p>
          </table:table-cell>
          <table:table-cell table:style-name="ce39" table:formula="of:=ABS([.B5]-[.N6])" office:value-type="float" office:value="0.000331999999999999" calcext:value-type="float">
            <text:p>0.000332</text:p>
          </table:table-cell>
          <table:table-cell table:style-name="ce44" table:formula="of:=[.C5]+[.O6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</text:p>
          </table:table-cell>
          <table:table-cell/>
          <table:table-cell table:style-name="ce24"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134" calcext:value-type="float">
            <text:p>1.17134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139" calcext:value-type="float">
            <text:p>1.17139</text:p>
          </table:table-cell>
          <table:table-cell office:value-type="float" office:value="0.00042" calcext:value-type="float">
            <text:p>0.00042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 office:value-type="float" office:value="1.18495" calcext:value-type="float">
            <text:p>1.18495</text:p>
          </table:table-cell>
          <table:table-cell table:style-name="ce16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139" calcext:value-type="float">
            <text:p>1.17139</text:p>
          </table:table-cell>
          <table:table-cell table:style-name="ce19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.B3]-[.H14])" office:value-type="float" office:value="0.000566000000000066" calcext:value-type="float">
            <text:p>0.000566</text:p>
          </table:table-cell>
          <table:table-cell table:style-name="ce31" table:formula="of:=[.C3]+[.I14]" office:value-type="float" office:value="0.000297" calcext:value-type="float">
            <text:p>0.000297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8" office:value-type="string" calcext:value-type="string">
            <text:p>Δkeff=</text:p>
          </table:table-cell>
          <table:table-cell table:style-name="ce40" table:formula="of:=ABS([.B6]-[.N14])" office:value-type="float" office:value="0.000223000000000084" calcext:value-type="float">
            <text:p>0.000223</text:p>
          </table:table-cell>
          <table:table-cell table:style-name="ce40" table:formula="of:=[.C6]+[.O14]" office:value-type="float" office:value="0.000331" calcext:value-type="float">
            <text:p>0.00033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78" calcext:value-type="float">
            <text:p>1.18478</text:p>
          </table:table-cell>
          <table:table-cell office:value-type="float" office:value="0.0003" calcext:value-type="float">
            <text:p>0.0003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203" calcext:value-type="float">
            <text:p>1.16203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92" calcext:value-type="float">
            <text:p>1.18492</text:p>
          </table:table-cell>
          <table:table-cell office:value-type="float" office:value="0.00038" calcext:value-type="float">
            <text:p>0.00038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225" calcext:value-type="float">
            <text:p>1.16225</text:p>
          </table:table-cell>
          <table:table-cell office:value-type="float" office:value="0.00039" calcext:value-type="float">
            <text:p>0.00039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25" calcext:value-type="float">
            <text:p>1.1625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95" calcext:value-type="float">
            <text:p>1.18495</text:p>
          </table:table-cell>
          <table:table-cell table:style-name="ce17" office:value-type="float" office:value="0.00023" calcext:value-type="float">
            <text:p>0.00023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238" calcext:value-type="float">
            <text:p>1.16238</text:p>
          </table:table-cell>
          <table:table-cell table:style-name="ce20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0" office:value-type="string" calcext:value-type="string">
            <text:p>Δkeff=</text:p>
          </table:table-cell>
          <table:table-cell table:style-name="ce31" table:formula="of:=ABS([.B4]-[.H22])" office:value-type="float" office:value="0.000598999999999794" calcext:value-type="float">
            <text:p>0.000599</text:p>
          </table:table-cell>
          <table:table-cell table:style-name="ce31" table:formula="of:=[.C4]+[.I22]" office:value-type="float" office:value="0.000318" calcext:value-type="float">
            <text:p>0.000318</text:p>
          </table:table-cell>
          <table:table-cell office:value-type="string" calcext:value-type="string">
            <text:p>← max(<text:span text:style-name="T1">σ)</text:span></text:p>
          </table:table-cell>
          <table:table-cell table:number-columns-repeated="2"/>
          <table:table-cell table:style-name="ce37" office:value-type="string" calcext:value-type="string">
            <text:p>Δkeff=</text:p>
          </table:table-cell>
          <table:table-cell table:style-name="ce39" table:formula="of:=ABS([.B7]-[.N22])" office:value-type="float" office:value="0.00027099999999991" calcext:value-type="float">
            <text:p>0.000271</text:p>
          </table:table-cell>
          <table:table-cell table:style-name="ce39" table:formula="of:=[.C7]+[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1" calcext:value-type="float">
            <text:p>1.1811</text:p>
          </table:table-cell>
          <table:table-cell office:value-type="float" office:value="0.00035" calcext:value-type="float">
            <text:p>0.00035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142" calcext:value-type="float">
            <text:p>0.77142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0.00039" calcext:value-type="float">
            <text:p>0.00039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136" calcext:value-type="float">
            <text:p>0.77136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74" calcext:value-type="float">
            <text:p>1.18174</text:p>
          </table:table-cell>
          <table:table-cell office:value-type="float" office:value="0.00027" calcext:value-type="float">
            <text:p>0.00027</text:p>
          </table:table-cell>
          <table:table-cell/>
          <table:table-cell table:style-name="ce24"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146" calcext:value-type="float">
            <text:p>0.77146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155" calcext:value-type="float">
            <text:p>1.18155</text:p>
          </table:table-cell>
          <table:table-cell table:style-name="ce18" office:value-type="float" office:value="0.00025" calcext:value-type="float">
            <text:p>0.00025</text:p>
          </table:table-cell>
          <table:table-cell/>
          <table:table-cell table:style-name="ce24"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 office:value-type="float" office:value="0.77142" calcext:value-type="float">
            <text:p>0.77142</text:p>
          </table:table-cell>
          <table:table-cell table:style-name="ce43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2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PinCellsM.O1:PinCellsM.O1">
            <calcext:condition calcext:apply-style-name="Default" calcext:value="&gt;[$PinCellsM.$O$1]" calcext:base-cell-address="PinCellsM_2.O1"/>
            <calcext:condition calcext:apply-style-name="Default" calcext:value="&lt;0" calcext:base-cell-address="PinCellsM_2.O1"/>
          </calcext:conditional-format>
        </calcext:conditional-formats>
      </table:table>
      <table:table table:name="PinSerp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31" table:formula="of:=ABS([.B2]-[.H6])" office:value-type="float" office:value="1.187038" calcext:value-type="float">
            <text:p>1.187038</text:p>
          </table:table-cell>
          <table:table-cell table:style-name="ce31" table:formula="of:=[.C2]+[.I3]" office:value-type="float" office:value="0.000054" calcext:value-type="float">
            <text:p>0.00005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8" office:value-type="string" calcext:value-type="string">
            <text:p>Δkeff=</text:p>
          </table:table-cell>
          <table:table-cell table:style-name="ce40" table:formula="of:=ABS([.B5]-[.N6])" office:value-type="float" office:value="0.000048000000000048" calcext:value-type="float">
            <text:p>0.000048</text:p>
          </table:table-cell>
          <table:table-cell table:style-name="ce45" table:formula="of:=[.C5]+[.O6]" office:value-type="float" office:value="0.000332" calcext:value-type="float">
            <text:p>0.000332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038" calcext:value-type="float">
            <text:p>1.187038</text:p>
          </table:table-cell>
          <table:table-cell table:style-name="ce16" office:value-type="float" office:value="0.000054" calcext:value-type="float">
            <text:p>0.000054</text:p>
          </table:table-cell>
          <table:table-cell/>
          <table:table-cell table:style-name="ce23" office:value-type="string" calcext:value-type="string">
            <text:p>1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600</text:p>
          </table:table-cell>
          <table:table-cell table:style-name="ce10" office:value-type="float" office:value="1.185516" calcext:value-type="float">
            <text:p>1.185516</text:p>
          </table:table-cell>
          <table:table-cell table:style-name="ce17" office:value-type="float" office:value="0.000067" calcext:value-type="float">
            <text:p>0.00006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179" calcext:value-type="float">
            <text:p>1.171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1" office:value-type="float" office:value="1.182149" calcext:value-type="float">
            <text:p>1.182149</text:p>
          </table:table-cell>
          <table:table-cell table:style-name="ce18" office:value-type="float" office:value="0.000068" calcext:value-type="float">
            <text:p>0.00006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226" calcext:value-type="float">
            <text:p>1.1722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2" office:value-type="float" office:value="1.171722" calcext:value-type="float">
            <text:p>1.171722</text:p>
          </table:table-cell>
          <table:table-cell table:style-name="ce19" office:value-type="float" office:value="0.000072" calcext:value-type="float">
            <text:p>0.00007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167" calcext:value-type="float">
            <text:p>1.17167</text:p>
          </table:table-cell>
          <table:table-cell office:value-type="float" office:value="0.00028" calcext:value-type="float">
            <text:p>0.00028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3" office:value-type="float" office:value="1.162603" calcext:value-type="float">
            <text:p>1.162603</text:p>
          </table:table-cell>
          <table:table-cell table:style-name="ce20" office:value-type="float" office:value="0.000071" calcext:value-type="float">
            <text:p>0.00007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177" calcext:value-type="float">
            <text:p>1.17177</text:p>
          </table:table-cell>
          <table:table-cell table:style-name="ce19"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4" office:value-type="float" office:value="0.771691" calcext:value-type="float">
            <text:p>0.771691</text:p>
          </table:table-cell>
          <table:table-cell table:style-name="ce21" office:value-type="float" office:value="0.000076" calcext:value-type="float">
            <text:p>0.000076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31" table:formula="of:=ABS([.B3]-[.H14])" office:value-type="float" office:value="0.00106600000000001" calcext:value-type="float">
            <text:p>0.001066</text:p>
          </table:table-cell>
          <table:table-cell table:style-name="ce31" table:formula="of:=[.C3]+[.I14]" office:value-type="float" office:value="0.000327" calcext:value-type="float">
            <text:p>0.00032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8" office:value-type="string" calcext:value-type="string">
            <text:p>Δkeff=</text:p>
          </table:table-cell>
          <table:table-cell table:style-name="ce40" table:formula="of:=ABS([.B6]-[.N14])" office:value-type="float" office:value="0.000256999999999952" calcext:value-type="float">
            <text:p>0.000257</text:p>
          </table:table-cell>
          <table:table-cell table:style-name="ce40" table:formula="of:=[.C6]+[.O14]" office:value-type="float" office:value="0.000311" calcext:value-type="float">
            <text:p>0.000311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6" office:value-type="string" calcext:value-type="string">
            <text:p>1A_600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441" calcext:value-type="float">
            <text:p>1.184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279" calcext:value-type="float">
            <text:p>1.16279</text:p>
          </table:table-cell>
          <table:table-cell office:value-type="float" office:value="0.00033" calcext:value-type="float">
            <text:p>0.00033</text:p>
          </table:table-cell>
          <table:table-cell/>
        </table:table-row>
        <table:table-row table:style-name="ro1">
          <table:table-cell office:value-type="string" calcext:value-type="string">
            <text:p>SERPENT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7" calcext:value-type="float">
            <text:p>1.184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296" calcext:value-type="float">
            <text:p>1.16296</text:p>
          </table:table-cell>
          <table:table-cell office:value-type="float" office:value="0.0004" calcext:value-type="float">
            <text:p>0.000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4" calcext:value-type="float">
            <text:p>1.1844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29" calcext:value-type="float">
            <text:p>1.1629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45" calcext:value-type="float">
            <text:p>1.18445</text:p>
          </table:table-cell>
          <table:table-cell table:style-name="ce17" office:value-type="float" office:value="0.00026" calcext:value-type="float">
            <text:p>0.00026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286" calcext:value-type="float">
            <text:p>1.16286</text:p>
          </table:table-cell>
          <table:table-cell table:style-name="ce20"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31" table:formula="of:=ABS([.B4]-[.H22])" office:value-type="float" office:value="0.0011089999999998" calcext:value-type="float">
            <text:p>0.001109</text:p>
          </table:table-cell>
          <table:table-cell table:style-name="ce31" table:formula="of:=[.C4]+[.I22]" office:value-type="float" office:value="0.000308" calcext:value-type="float">
            <text:p>0.000308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30" office:value-type="string" calcext:value-type="string">
            <text:p>Δkeff=</text:p>
          </table:table-cell>
          <table:table-cell table:style-name="ce31" table:formula="of:=ABS([.B7]-[.N22])" office:value-type="float" office:value="0.000861000000000001" calcext:value-type="float">
            <text:p>0.000861</text:p>
          </table:table-cell>
          <table:table-cell table:style-name="ce31" table:formula="of:=[.C7]+[.O22]" office:value-type="float" office:value="0.000266" calcext:value-type="float">
            <text:p>0.000266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7" office:value-type="string" calcext:value-type="string">
            <text:p>1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1" calcext:value-type="float">
            <text:p>1.181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077" calcext:value-type="float">
            <text:p>0.77077</text:p>
          </table:table-cell>
          <table:table-cell office:value-type="float" office:value="0.00023" calcext:value-type="float">
            <text:p>0.0002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118" calcext:value-type="float">
            <text:p>1.18118</text:p>
          </table:table-cell>
          <table:table-cell office:value-type="float" office:value="0.00042" calcext:value-type="float">
            <text:p>0.0004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084" calcext:value-type="float">
            <text:p>0.77084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105" calcext:value-type="float">
            <text:p>1.18105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086" calcext:value-type="float">
            <text:p>0.77086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104" calcext:value-type="float">
            <text:p>1.18104</text:p>
          </table:table-cell>
          <table:table-cell table:style-name="ce18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 office:value-type="float" office:value="0.77083" calcext:value-type="float">
            <text:p>0.77083</text:p>
          </table:table-cell>
          <table:table-cell table:style-name="ce43"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calcext:conditional-formats>
          <calcext:conditional-format calcext:target-range-address="PinSerp.O1:PinSerp.O1">
            <calcext:condition calcext:apply-style-name="Default" calcext:value="&gt;[$PinCellsM.$O$1]" calcext:base-cell-address="PinCellsM.O1"/>
            <calcext:condition calcext:apply-style-name="Default" calcext:value="&lt;0" calcext:base-cell-address="PinCellsM.O1"/>
          </calcext:conditional-format>
        </calcext:conditional-formats>
      </table:table>
      <table:table table:name="Lattices" table:style-name="ta1"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B2]-[.H6])" office:value-type="float" office:value="1.182733" calcext:value-type="float">
            <text:p>1.182733</text:p>
          </table:table-cell>
          <table:table-cell table:style-name="ce49" table:formula="of:=[.C2]+[.I6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formula="of:=ABS([.N6]-[.B7])" office:value-type="float" office:value="1.070441" calcext:value-type="float">
            <text:p>1.070441</text:p>
          </table:table-cell>
          <table:table-cell table:style-name="Default" table:formula="of:=[.C7]+[.O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formula="of:=ABS([.T6]-[.B13])" office:value-type="float" office:value="1.020999" calcext:value-type="float">
            <text:p>1.020999</text:p>
          </table:table-cell>
          <table:table-cell table:style-name="Default" table:formula="of:=[.U6]+[.C13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733" calcext:value-type="float">
            <text:p>1.182733</text:p>
          </table:table-cell>
          <table:table-cell office:value-type="float" office:value="0.000023" calcext:value-type="float">
            <text:p>0.000023</text:p>
          </table:table-cell>
          <table:table-cell/>
          <table:table-cell table:style-name="ce23" table:formula="of:=[.$A2]" office:value-type="string" office:string-value="2A" calcext:value-type="string">
            <text:p>2A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.A7]" office:value-type="string" office:string-value="2E" calcext:value-type="string">
            <text:p>2E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3" table:formula="of:=[.A13]" office:value-type="string" office:string-value="2K" calcext:value-type="string">
            <text:p>2K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10" office:value-type="string" calcext:value-type="string">
            <text:p>2A_Dep</text:p>
          </table:table-cell>
          <table:table-cell office:value-type="float" office:value="1.18139" calcext:value-type="float">
            <text:p>1.1813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B</text:p>
          </table:table-cell>
          <table:table-cell office:value-type="float" office:value="1.184033" calcext:value-type="float">
            <text:p>1.184033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2C</text:p>
          </table:table-cell>
          <table:table-cell office:value-type="float" office:value="1.174434" calcext:value-type="float">
            <text:p>1.17443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2D</text:p>
          </table:table-cell>
          <table:table-cell office:value-type="float" office:value="1.166137" calcext:value-type="float">
            <text:p>1.16613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70441" calcext:value-type="float">
            <text:p>1.07044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2F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2G</text:p>
          </table:table-cell>
          <table:table-cell office:value-type="float" office:value="0.849236" calcext:value-type="float">
            <text:p>0.84923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50" table:formula="of:=ABS([.B3]-[.H14])" office:value-type="float" office:value="0.00183" calcext:value-type="float">
            <text:p>0.00183</text:p>
          </table:table-cell>
          <table:table-cell table:style-name="ce50" table:formula="of:=[.C3]+[.I14]" office:value-type="float" office:value="0.000334" calcext:value-type="float">
            <text:p>0.00033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B8]-[.N14])" office:value-type="float" office:value="0.976903" calcext:value-type="float">
            <text:p>0.976903</text:p>
          </table:table-cell>
          <table:table-cell table:style-name="ce49" table:formula="of:=[.I3]+[.O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N3]-[.T14])" office:value-type="float" office:value="0" calcext:value-type="float">
            <text:p>0</text:p>
          </table:table-cell>
          <table:table-cell table:style-name="ce49" table:formula="of:=[.O3]+[.U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2" office:value-type="string" calcext:value-type="string">
            <text:p>2H</text:p>
          </table:table-cell>
          <table:table-cell office:value-type="float" office:value="0.789746" calcext:value-type="float">
            <text:p>0.78974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6" table:formula="of:=[.A3]" office:value-type="string" office:string-value="2A_Dep" calcext:value-type="string">
            <text:p>2A_De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.A8]" office:value-type="string" office:string-value="2F" calcext:value-type="string">
            <text:p>2F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6" table:formula="of:=[.A14]" office:value-type="string" office:string-value="2L" calcext:value-type="string">
            <text:p>2L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style-name="ce46" office:value-type="string" calcext:value-type="string">
            <text:p>2I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2J</text:p>
          </table:table-cell>
          <table:table-cell office:value-type="float" office:value="0.976101" calcext:value-type="float">
            <text:p>0.97610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74" calcext:value-type="float">
            <text:p>1.1827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L</text:p>
          </table:table-cell>
          <table:table-cell office:value-type="float" office:value="1.019538" calcext:value-type="float">
            <text:p>1.01953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322" calcext:value-type="float">
            <text:p>1.18322</text:p>
          </table:table-cell>
          <table:table-cell table:style-name="ce17" office:value-type="float" office:value="0.00031" calcext:value-type="float">
            <text:p>0.0003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style-name="ce11" office:value-type="string" calcext:value-type="string">
            <text:p>2M</text:p>
          </table:table-cell>
          <table:table-cell office:value-type="float" office:value="0.939462" calcext:value-type="float">
            <text:p>0.939462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string" calcext:value-type="string">
            <text:p>2N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6" office:value-type="string" calcext:value-type="string">
            <text:p>2O</text:p>
          </table:table-cell>
          <table:table-cell office:value-type="float" office:value="1.048367" calcext:value-type="float">
            <text:p>1.04836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50" table:formula="of:=ABS([.B4]-[.H22])" office:value-type="float" office:value="0.000207000000000068" calcext:value-type="float">
            <text:p>0.000207</text:p>
          </table:table-cell>
          <table:table-cell table:style-name="ce50" table:formula="of:=[.C4]+[.I22]" office:value-type="float" office:value="0.000323" calcext:value-type="float">
            <text:p>0.0003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B9]-[.N22])" office:value-type="float" office:value="0.849236" calcext:value-type="float">
            <text:p>0.849236</text:p>
          </table:table-cell>
          <table:table-cell table:style-name="ce49" table:formula="of:=[.I4]+[.O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N4]-[.T22])" office:value-type="float" office:value="0" calcext:value-type="float">
            <text:p>0</text:p>
          </table:table-cell>
          <table:table-cell table:style-name="ce49" table:formula="of:=[.O4]+[.U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47" office:value-type="string" calcext:value-type="string">
            <text:p>2P</text:p>
          </table:table-cell>
          <table:table-cell office:value-type="float" office:value="0.927999" calcext:value-type="float">
            <text:p>0.927999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ce27" table:formula="of:=[.A4]" office:value-type="string" office:string-value="2B" calcext:value-type="string">
            <text:p>2B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.A9]" office:value-type="string" office:string-value="2G" calcext:value-type="string">
            <text:p>2G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27" table:formula="of:=[.A15]" office:value-type="string" office:string-value="2M" calcext:value-type="string">
            <text:p>2M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29" calcext:value-type="float">
            <text:p>1.18429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8424" calcext:value-type="float">
            <text:p>1.18424</text:p>
          </table:table-cell>
          <table:table-cell table:style-name="ce18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31" table:formula="of:=ABS([.B5]-[.H30])" office:value-type="float" office:value="0.00073600000000007" calcext:value-type="float">
            <text:p>0.000736</text:p>
          </table:table-cell>
          <table:table-cell table:style-name="ce31" table:formula="of:=[.C5]+[.I30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B10]-[.N30])" office:value-type="float" office:value="0.789746" calcext:value-type="float">
            <text:p>0.789746</text:p>
          </table:table-cell>
          <table:table-cell table:style-name="ce49" table:formula="of:=[.C10]+[.O30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N5]-[.T30])" office:value-type="float" office:value="0" calcext:value-type="float">
            <text:p>0</text:p>
          </table:table-cell>
          <table:table-cell table:style-name="ce49" table:formula="of:=[.O5]+[.U30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.A5]" office:value-type="string" office:string-value="2C" calcext:value-type="string">
            <text:p>2C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.A10]" office:value-type="string" office:string-value="2H" calcext:value-type="string">
            <text:p>2H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4" table:formula="of:=[.A16]" office:value-type="string" office:string-value="2N" calcext:value-type="string">
            <text:p>2N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1.17556" calcext:value-type="float">
            <text:p>1.17556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  <table:table-cell office:value-type="string" calcext:value-type="string">
            <text:p>k-effective</text:p>
          </table:table-cell>
          <table:table-cell table:style-name="ce22" office:value-type="string" calcext:value-type="string">
            <text:p>(Collision)</text:p>
          </table:table-cell>
          <table:table-cell table:style-name="ce22" office:value-type="string" calcext:value-type="string">
            <text:p>=</text:p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501" calcext:value-type="float">
            <text:p>1.17501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7517" calcext:value-type="float">
            <text:p>1.17517</text:p>
          </table:table-cell>
          <table:table-cell table:style-name="ce19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9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31" table:formula="of:=ABS([.B6]-[.H38])" office:value-type="float" office:value="0.000633000000000106" calcext:value-type="float">
            <text:p>0.000633</text:p>
          </table:table-cell>
          <table:table-cell table:style-name="ce31" table:formula="of:=[.C6]+[.I38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B11]-[.N38])" office:value-type="float" office:value="1.180561" calcext:value-type="float">
            <text:p>1.180561</text:p>
          </table:table-cell>
          <table:table-cell table:style-name="ce49" table:formula="of:=[.C11]+[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N6]-[.T38])" office:value-type="float" office:value="0" calcext:value-type="float">
            <text:p>0</text:p>
          </table:table-cell>
          <table:table-cell table:style-name="ce49" table:formula="of:=[.O6]+[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.A6]" office:value-type="string" office:string-value="2D" calcext:value-type="string">
            <text:p>2D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.A11]" office:value-type="string" office:string-value="2I" calcext:value-type="string">
            <text:p>2I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5" table:formula="of:=[.A17]" office:value-type="string" office:string-value="2O" calcext:value-type="string">
            <text:p>2O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659" calcext:value-type="float">
            <text:p>1.16659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16677" calcext:value-type="float">
            <text:p>1.16677</text:p>
          </table:table-cell>
          <table:table-cell table:style-name="ce20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3"/>
          <table:table-cell table:style-name="ce20"/>
          <table:table-cell/>
        </table:table-row>
        <table:table-row table:style-name="ro1">
          <table:table-cell table:number-columns-repeated="4"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8"/>
          <table:table-cell table:style-name="ce49" table:number-columns-repeated="2"/>
          <table:table-cell/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B12]-[.N46])" office:value-type="float" office:value="0.976101" calcext:value-type="float">
            <text:p>0.976101</text:p>
          </table:table-cell>
          <table:table-cell table:style-name="ce49" table:formula="of:=[.I7]+[.O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8" office:value-type="string" calcext:value-type="string">
            <text:p>Δkeff=</text:p>
          </table:table-cell>
          <table:table-cell table:style-name="ce49" table:formula="of:=ABS([.N7]-[.T46])" office:value-type="float" office:value="0" calcext:value-type="float">
            <text:p>0</text:p>
          </table:table-cell>
          <table:table-cell table:style-name="ce49" table:formula="of:=[.O7]+[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6"/>
          <table:table-cell table:style-name="ce28" table:number-columns-repeated="2"/>
          <table:table-cell table:style-name="ce8"/>
          <table:table-cell table:style-name="ce15"/>
          <table:table-cell/>
          <table:table-cell table:style-name="ce36" table:formula="of:=[.A12]" office:value-type="string" office:string-value="2J" calcext:value-type="string">
            <text:p>2J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  <table:table-cell table:style-name="ce36" table:formula="of:=[.A18]" office:value-type="string" office:string-value="2P" calcext:value-type="string">
            <text:p>2P</text:p>
          </table:table-cell>
          <table:table-cell table:style-name="ce28" table:number-columns-repeated="2"/>
          <table:table-cell table:style-name="ce8" office:value-type="string" calcext:value-type="string">
            <text:p>k-eff</text:p>
          </table:table-cell>
          <table:table-cell table:style-name="ce15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41"/>
          <table:table-cell table:style-name="ce4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/>
          <table:table-cell table:style-name="ce4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1"/>
          <table:table-cell table:style-name="ce43"/>
          <table:table-cell/>
        </table:table-row>
        <table:table-row table:style-name="ro1">
          <table:table-cell table:number-columns-repeated="4"/>
          <table:table-cell table:style-name="ce25"/>
          <table:table-cell table:style-name="ce29" table:number-columns-repeated="3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  <table:table-cell table:style-name="ce25" office:value-type="string" calcext:value-type="string">
            <text:p>Leakage</text:p>
          </table:table-cell>
          <table:table-cell table:style-name="ce29" office:value-type="string" calcext:value-type="string">
            <text:p>Fraction</text:p>
          </table:table-cell>
          <table:table-cell table:style-name="ce29" office:value-type="string" calcext:value-type="string">
            <text:p>=</text:p>
          </table:table-cell>
          <table:table-cell table:style-name="ce29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37" calcext:value-type="float">
            <text:p>1.18237</text:p>
          </table:table-cell>
          <table:table-cell office:value-type="float" office:value="0.00042" calcext:value-type="float">
            <text:p>0.0004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91" calcext:value-type="float">
            <text:p>1.18291</text:p>
          </table:table-cell>
          <table:table-cell office:value-type="float" office:value="0.00051" calcext:value-type="float">
            <text:p>0.0005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" calcext:value-type="float">
            <text:p>1.1824</text:p>
          </table:table-cell>
          <table:table-cell office:value-type="float" office:value="0.00033" calcext:value-type="float">
            <text:p>0.0003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5" calcext:value-type="float">
            <text:p>1.18245</text:p>
          </table:table-cell>
          <table:table-cell office:value-type="float" office:value="0.0003" calcext:value-type="float">
            <text:p>0.000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Leakag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2:36:26.532687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1:31:53.563198727</meta:creation-date>
    <dc:date>2016-10-22T19:23:02.437270144</dc:date>
    <meta:editing-duration>P7DT21M10S</meta:editing-duration>
    <meta:editing-cycles>120</meta:editing-cycles>
    <meta:generator>LibreOffice/5.1.6.1.0$Linux_X86_64 LibreOffice_project/10$Build-1</meta:generator>
    <meta:document-statistic meta:table-count="4" meta:cell-count="1084" meta:object-count="0"/>
  </office:meta>
</office:document-meta>
</file>